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color="#000000" draw:fill-color="#eeeeee" draw:textarea-horizontal-align="justify" draw:textarea-vertical-align="middle" draw:auto-grow-height="false" fo:min-height="5.75cm" fo:min-width="4.5cm"/>
      <style:paragraph-properties style:writing-mode="lr-tb"/>
    </style:style>
    <style:style style:name="gr2" style:family="graphic" style:parent-style-name="standard">
      <style:graphic-properties draw:stroke="dash" draw:stroke-dash="Dot" svg:stroke-color="#000000" draw:fill-color="#eeeeee"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Dot" svg:stroke-color="#000000" draw:fill-color="#eeeeee" draw:textarea-horizontal-align="justify" draw:textarea-vertical-align="middle" draw:auto-grow-height="false" fo:min-height="3.75cm" fo:min-width="4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5cm" svg:height="6cm" svg:x="2cm" svg:y="2cm">
          <text:p text:style-name="P1">Operation left</text:p>
          <text:p text:style-name="P2"><text:span text:style-name="T1">8bits </text:span>D-latch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5cm" svg:height="6cm" svg:x="2cm" svg:y="18cm">
          <text:p text:style-name="P1">Operation Right</text:p>
          <text:p text:style-name="P1">8bits D-latch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5cm" svg:height="6cm" svg:x="2cm" svg:y="10cm">
          <text:p text:style-name="P1">Operation choose</text:p>
          <text:p text:style-name="P2"><text:span text:style-name="T1">8bits </text:span>D-latc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cm" svg:x="2cm" svg:y="8cm">
          <text:p text:style-name="P1">CLK lef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cm" svg:x="2cm" svg:y="16cm">
          <text:p text:style-name="P1">CLK choo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cm" svg:x="2cm" svg:y="24cm">
          <text:p text:style-name="P1">CLK righ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cm" svg:y1="8.5cm" svg:x2="2cm" svg:y2="8.5cm">
          <text:p/>
        </draw:line>
        <draw:line draw:style-name="gr3" draw:text-style-name="P4" draw:layer="layout" svg:x1="1cm" svg:y1="5cm" svg:x2="2cm" svg:y2="5cm">
          <text:p/>
        </draw:line>
        <draw:line draw:style-name="gr3" draw:text-style-name="P4" draw:layer="layout" svg:x1="1cm" svg:y1="16.5cm" svg:x2="2cm" svg:y2="16.5cm">
          <text:p/>
        </draw:line>
        <draw:line draw:style-name="gr3" draw:text-style-name="P4" draw:layer="layout" svg:x1="1cm" svg:y1="13cm" svg:x2="2cm" svg:y2="13cm">
          <text:p/>
        </draw:line>
        <draw:line draw:style-name="gr3" draw:text-style-name="P4" draw:layer="layout" svg:x1="1cm" svg:y1="24.5cm" svg:x2="2cm" svg:y2="24.5cm">
          <text:p/>
        </draw:line>
        <draw:line draw:style-name="gr3" draw:text-style-name="P4" draw:layer="layout" svg:x1="1cm" svg:y1="21cm" svg:x2="2cm" svg:y2="21cm">
          <text:p/>
        </draw:line>
        <draw:custom-shape draw:style-name="gr1" draw:text-style-name="P3" xml:id="id5" draw:id="id5" draw:layer="layout" svg:width="5cm" svg:height="6cm" svg:x="14.5cm" svg:y="10cm">
          <text:p text:style-name="P1">Operation result</text:p>
          <text:p text:style-name="P2"><text:span text:style-name="T1">8bits bu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cm" svg:height="4cm" svg:x="8.5cm" svg:y="11cm">
          <text:p text:style-name="P1">L x R = Result 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cm" svg:y1="5cm" svg:x2="11cm" svg:y2="11cm" draw:start-shape="id1" draw:start-glue-point="1" draw:end-shape="id2" draw:end-glue-point="0" svg:d="M7000 5000h4000v6000" svg:viewBox="0 0 4001 6001">
          <text:p/>
        </draw:connector>
        <draw:connector draw:style-name="gr3" draw:text-style-name="P4" draw:layer="layout" svg:x1="7cm" svg:y1="21cm" svg:x2="11cm" svg:y2="15cm" draw:start-shape="id3" draw:start-glue-point="1" draw:end-shape="id2" draw:end-glue-point="2" svg:d="M7000 21000h4000v-6000" svg:viewBox="0 0 4001 6001">
          <text:p/>
        </draw:connector>
        <draw:connector draw:style-name="gr3" draw:text-style-name="P4" draw:layer="layout" svg:x1="7cm" svg:y1="13cm" svg:x2="8.5cm" svg:y2="13cm" draw:start-shape="id4" draw:start-glue-point="1" draw:end-shape="id2" draw:end-glue-point="3" svg:d="M7000 13000h1500" svg:viewBox="0 0 1501 1">
          <text:p/>
        </draw:connector>
        <draw:connector draw:style-name="gr3" draw:text-style-name="P4" draw:layer="layout" svg:x1="13.5cm" svg:y1="13cm" svg:x2="14.5cm" svg:y2="13cm" draw:start-shape="id2" draw:start-glue-point="1" draw:end-shape="id5" draw:end-glue-point="3" svg:d="M13500 13000h1000" svg:viewBox="0 0 1001 1">
          <text:p/>
        </draw:connector>
        <draw:line draw:style-name="gr3" draw:text-style-name="P4" draw:layer="layout" svg:x1="19.5cm" svg:y1="13cm" svg:x2="20.59cm" svg:y2="13cm">
          <text:p/>
        </draw:line>
        <draw:frame draw:style-name="gr5" draw:text-style-name="P5" draw:layer="layout" svg:width="6cm" svg:height="2cm" svg:x="14cm" svg:y="2cm">
          <draw:text-box>
            <text:p>ALUminium</text:p>
            <text:p>Block diagram R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3.2$Windows_X86_64 LibreOffice_project/747b5d0ebf89f41c860ec2a39efd7cb15b54f2d8</meta:generator>
    <dc:date>2020-05-25T20:29:45.339000000</dc:date>
    <meta:editing-duration>PT24M13S</meta:editing-duration>
    <meta:editing-cycles>3</meta:editing-cycles>
    <meta:document-statistic meta:object-count="20"/>
  </office:meta>
</office:document-meta>
</file>